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205" officeooo:paragraph-rsid="00126205"/>
    </style:style>
    <style:style style:name="P2" style:family="paragraph" style:parent-style-name="Standard">
      <style:text-properties officeooo:rsid="0012bb17" officeooo:paragraph-rsid="0012bb17"/>
    </style:style>
    <style:style style:name="P3" style:family="paragraph" style:parent-style-name="Standard">
      <style:text-properties officeooo:paragraph-rsid="0012bb17"/>
    </style:style>
    <style:style style:name="P4" style:family="paragraph" style:parent-style-name="Standard">
      <style:text-properties officeooo:paragraph-rsid="0012dfd8"/>
    </style:style>
    <style:style style:name="P5" style:family="paragraph" style:parent-style-name="Standard">
      <style:text-properties fo:font-weight="bold" officeooo:paragraph-rsid="0012dfd8" style:font-weight-asian="bold" style:font-weight-complex="bold"/>
    </style:style>
    <style:style style:name="P6" style:family="paragraph" style:parent-style-name="Standard">
      <style:text-properties fo:font-weight="bold" officeooo:paragraph-rsid="0012bb17" style:font-weight-asian="bold" style:font-weight-complex="bold"/>
    </style:style>
    <style:style style:name="P7" style:family="paragraph" style:parent-style-name="Standard">
      <style:text-properties fo:font-weight="bold" officeooo:rsid="00126205" officeooo:paragraph-rsid="00126205" style:font-weight-asian="bold" style:font-weight-complex="bold"/>
    </style:style>
    <style:style style:name="P8" style:family="paragraph" style:parent-style-name="Standard">
      <style:text-properties officeooo:rsid="001783af" officeooo:paragraph-rsid="001783af"/>
    </style:style>
    <style:style style:name="T1" style:family="text">
      <style:text-properties officeooo:rsid="0012bb17"/>
    </style:style>
    <style:style style:name="T2" style:family="text">
      <style:text-properties officeooo:rsid="0012dfd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bb1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Create a repository and push to github.</text:p>
      <text:p text:style-name="P1"/>
      <text:p text:style-name="P1">hp-15-0@hp150-HP-15-Notebook-PC:~$ cd Desktop </text:p>
      <text:p text:style-name="P1">hp-15-0@hp150-HP-15-Notebook-PC:~/Desktop$ mkdir gitexercise2</text:p>
      <text:p text:style-name="P1">hp-15-0@hp150-HP-15-Notebook-PC:~/Desktop$ cd gitexercise2</text:p>
      <text:p text:style-name="P1">hp-15-0@hp150-HP-15-Notebook-PC:~/Desktop/gitexercise2$ git init</text:p>
      <text:p text:style-name="P1">Initialized empty Git repository in /home/hp-15-0/Desktop/gitexercise2/.git/</text:p>
      <text:p text:style-name="P1">hp-15-0@hp150-HP-15-Notebook-PC:~/Desktop/gitexercise2$ echo "trial file"&gt;file1</text:p>
      <text:p text:style-name="P1">hp-15-0@hp150-HP-15-Notebook-PC:~/Desktop/gitexercise2$ git add file1</text:p>
      <text:p text:style-name="P1">hp-15-0@hp150-HP-15-Notebook-PC:~/Desktop/gitexercise2$ git commit -m "file1 commit"</text:p>
      <text:p text:style-name="P1">[master (root-commit) 645bb55] file1 commit</text:p>
      <text:p text:style-name="P1"><text:s/>1 file changed, 1 insertion(+)</text:p>
      <text:p text:style-name="P1"><text:s/>create mode 100644 file1</text:p>
      <text:p text:style-name="P1">hp-15-0@hp150-HP-15-Notebook-PC:~/Desktop/gitexercise2$ git remote add s-remote https://github.com/sachinvinsol/gitexercise2.git</text:p>
      <text:p text:style-name="P1">hp-15-0@hp150-HP-15-Notebook-PC:~/Desktop/gitexercise2$ git push -u s-remote master</text:p>
      <text:p text:style-name="P1">Username for 'https://github.com': sachinvinsol</text:p>
      <text:p text:style-name="P1">Password for 'https://sachinvinsol@github.com': </text:p>
      <text:p text:style-name="P1">Counting objects: 3, done.</text:p>
      <text:p text:style-name="P1">Writing objects: 100% (3/3), 217 bytes | 0 bytes/s, done.</text:p>
      <text:p text:style-name="P1">Total 3 (delta 0), reused 0 (delta 0)</text:p>
      <text:p text:style-name="P1">To https://github.com/sachinvinsol/gitexercise2.git</text:p>
      <text:p text:style-name="P1"><text:s/>* [new branch] <text:s text:c="5"/>master -&gt; master</text:p>
      <text:p text:style-name="P1">Branch master set up to track remote branch master from s-remote.</text:p>
      <text:p text:style-name="P1"><text:a xlink:type="simple" xlink:href="mailto:hp-15-0@hp150-HP-15-Notebook-PC" text:style-name="Internet_20_link" text:visited-style-name="Visited_20_Internet_20_Link">hp-15-0@hp150-HP-15-Notebook-PC</text:a>:~/Desktop/gitexercise2$</text:p>
      <text:p text:style-name="P1"/>
      <text:p text:style-name="P1"/>
      <text:p text:style-name="P6"><text:span text:style-name="T1">2.</text:span>Create two files in master branch, then create a tag 1.0.0 for first release from master.</text:p>
      <text:p text:style-name="P3"/>
      <text:p text:style-name="P2">hp-15-0@hp150-HP-15-Notebook-PC:~/Desktop/gitexercise2$ echo "second file"&gt;file2hp-15-0@hp150-HP-15-Notebook-PC:~/Desktop/gitexercise2$ git add file2</text:p>
      <text:p text:style-name="P2">hp-15-0@hp150-HP-15-Notebook-PC:~/Desktop/gitexercise2$ git tag -a v1.0.0 -m "First tag"</text:p>
      <text:p text:style-name="P2">hp-15-0@hp150-HP-15-Notebook-PC:~/Desktop/gitexercise2$ git tag</text:p>
      <text:p text:style-name="P2">v1.0.0</text:p>
      <text:p text:style-name="P2">hp-15-0@hp150-HP-15-Notebook-PC:~/Desktop/gitexercise2$ git commit -m "commiting first tag"</text:p>
      <text:p text:style-name="P2">[master b05fc04] commiting first tag</text:p>
      <text:p text:style-name="P2"><text:s/>1 file changed, 1 insertion(+)</text:p>
      <text:p text:style-name="P2"><text:s/>create mode 100644 file2</text:p>
      <text:p text:style-name="P2">hp-15-0@hp150-HP-15-Notebook-PC:~/Desktop/gitexercise2$ git push -u s-remote master</text:p>
      <text:p text:style-name="P2">Username for 'https://github.com': sachinvinsol</text:p>
      <text:p text:style-name="P2">Password for 'https://sachinvinsol@github.com': </text:p>
      <text:p text:style-name="P2">Counting objects: 3, done.</text:p>
      <text:p text:style-name="P2">Delta compression using up to 4 threads.</text:p>
      <text:p text:style-name="P2">Compressing objects: 100% (2/2), done.</text:p>
      <text:p text:style-name="P2">Writing objects: 100% (3/3), 279 bytes | 0 bytes/s, done.</text:p>
      <text:p text:style-name="P2">Total 3 (delta 0), reused 0 (delta 0)</text:p>
      <text:p text:style-name="P2">To https://github.com/sachinvinsol/gitexercise2.git</text:p>
      <text:p text:style-name="P2"><text:s text:c="3"/>645bb55..b05fc04 <text:s/>master -&gt; master</text:p>
      <text:p text:style-name="P2">Branch master set up to track remote branch master from s-remote.</text:p>
      <text:p text:style-name="P2">hp-15-0@hp150-HP-15-Notebook-PC:~/Desktop/gitexercise2$ </text:p>
      <text:p text:style-name="P2"/>
      <text:p text:style-name="P2"/>
      <text:p text:style-name="P6"><text:soft-page-break/><text:span text:style-name="T1">3. </text:span>Now, perform some changes in previous files and create another tag 1.0.1.</text:p>
      <text:p text:style-name="P3"/>
      <text:p text:style-name="P2">hp-15-0@hp150-HP-15-Notebook-PC:~/Desktop/gitexercise2$ vim file1</text:p>
      <text:p text:style-name="P2">hp-15-0@hp150-HP-15-Notebook-PC:~/Desktop/gitexercise2$ vim file2</text:p>
      <text:p text:style-name="P2">hp-15-0@hp150-HP-15-Notebook-PC:~/Desktop/gitexercise2$ git add --all</text:p>
      <text:p text:style-name="P2">hp-15-0@hp150-HP-15-Notebook-PC:~/Desktop/gitexercise2$ git commit -m "both file edited"</text:p>
      <text:p text:style-name="P2">[master b078d72] both file edited</text:p>
      <text:p text:style-name="P2"><text:s/>2 files changed, 2 insertions(+), 2 deletions(-)</text:p>
      <text:p text:style-name="P2">hp-15-0@hp150-HP-15-Notebook-PC:~/Desktop/gitexercise2$ git tag -a v1.0.1 -m "First version modified"</text:p>
      <text:p text:style-name="P2">hp-15-0@hp150-HP-15-Notebook-PC:~/Desktop/gitexercise2$ git push -u s-remote master</text:p>
      <text:p text:style-name="P2">Username for 'https://github.com': sachinvinsol</text:p>
      <text:p text:style-name="P2">Password for 'https://sachinvinsol@github.com': </text:p>
      <text:p text:style-name="P2">Counting objects: 4, done.</text:p>
      <text:p text:style-name="P2">Delta compression using up to 4 threads.</text:p>
      <text:p text:style-name="P2">Compressing objects: 100% (2/2), done.</text:p>
      <text:p text:style-name="P2">Writing objects: 100% (4/4), 309 bytes | 0 bytes/s, done.</text:p>
      <text:p text:style-name="P2">Total 4 (delta 0), reused 0 (delta 0)</text:p>
      <text:p text:style-name="P2">To https://github.com/sachinvinsol/gitexercise2.git</text:p>
      <text:p text:style-name="P2"><text:s text:c="3"/>b05fc04..b078d72 <text:s/>master -&gt; master</text:p>
      <text:p text:style-name="P2">Branch master set up to track remote branch master from s-remote.</text:p>
      <text:p text:style-name="P2"/>
      <text:p text:style-name="P2"/>
      <text:p text:style-name="P4"><text:span text:style-name="T1">4</text:span><text:span text:style-name="T4">.</text:span><text:span text:style-name="T3">Now, create another file file3 and create a tag 1.1.0.</text:span></text:p>
      <text:p text:style-name="P5"><text:span text:style-name="T2">5.</text:span>Now in 1.0.1 release, do some changes in existing files and create another tag 1.0.2.</text:p>
      <text:p text:style-name="P5"><text:span text:style-name="T2">6.</text:span>Also do some changes in release 1.1.0, create a tag for next release 1.1.1.</text:p>
      <text:p text:style-name="P2"/>
      <text:p text:style-name="P8">hp-15-0@hp150-HP-15-Notebook-PC:~/Desktop/gitexercise2$ echo "file3"&gt;file3</text:p>
      <text:p text:style-name="P8">hp-15-0@hp150-HP-15-Notebook-PC:~/Desktop/gitexercise2$ git add file3</text:p>
      <text:p text:style-name="P8">hp-15-0@hp150-HP-15-Notebook-PC:~/Desktop/gitexercise2$ git commit -m "third file added"</text:p>
      <text:p text:style-name="P8">[master c35612b] third file added</text:p>
      <text:p text:style-name="P8"><text:s/>1 file changed, 1 insertion(+)</text:p>
      <text:p text:style-name="P8"><text:s/>create mode 100644 file3</text:p>
      <text:p text:style-name="P8">hp-15-0@hp150-HP-15-Notebook-PC:~/Desktop/gitexercise2$ git tag -a v1.1.0 -m "version 1.1.0"</text:p>
      <text:p text:style-name="P8">hp-15-0@hp150-HP-15-Notebook-PC:~/Desktop/gitexercise2$ vim file1</text:p>
      <text:p text:style-name="P8">hp-15-0@hp150-HP-15-Notebook-PC:~/Desktop/gitexercise2$ vim file2</text:p>
      <text:p text:style-name="P8">hp-15-0@hp150-HP-15-Notebook-PC:~/Desktop/gitexercise2$ git add --all</text:p>
      <text:p text:style-name="P8">hp-15-0@hp150-HP-15-Notebook-PC:~/Desktop/gitexercise2$ git commit -m "file edited for v1.0.2"</text:p>
      <text:p text:style-name="P8">[master d1c2204] file edited for v1.0.2</text:p>
      <text:p text:style-name="P8"><text:s/>2 files changed, 2 insertions(+), 2 deletions(-)</text:p>
      <text:p text:style-name="P8">hp-15-0@hp150-HP-15-Notebook-PC:~/Desktop/gitexercise2$ git tag -a v1.0.2 -m "version 1.0.2"</text:p>
      <text:p text:style-name="P8">hp-15-0@hp150-HP-15-Notebook-PC:~/Desktop/gitexercise2$ vim file3</text:p>
      <text:p text:style-name="P8">hp-15-0@hp150-HP-15-Notebook-PC:~/Desktop/gitexercise2$ git add --allhp-15-0@hp150-HP-15-Notebook-PC:~/Desktop/gitexercise2$ git commit -m "third file edited"</text:p>
      <text:p text:style-name="P8">[master ca1bba0] third file edited</text:p>
      <text:p text:style-name="P8"><text:s/>1 file changed, 1 insertion(+), 1 deletion(-)</text:p>
      <text:p text:style-name="P8">hp-15-0@hp150-HP-15-Notebook-PC:~/Desktop/gitexercise2$ git tag -a v1.1.1 -m "version 1.1.1"</text:p>
      <text:p text:style-name="P8">hp-15-0@hp150-HP-15-Notebook-PC:~/Desktop/gitexercise2$ git push -u s-remote master</text:p>
      <text:p text:style-name="P8">Username for 'https://github.com': sachinvinsol</text:p>
      <text:p text:style-name="P8">Password for 'https://sachinvinsol@github.com': </text:p>
      <text:p text:style-name="P8">Counting objects: 14, done.</text:p>
      <text:p text:style-name="P8"><text:soft-page-break/>Delta compression using up to 4 threads.</text:p>
      <text:p text:style-name="P8">Compressing objects: 100% (8/8), done.</text:p>
      <text:p text:style-name="P8">Writing objects: 100% (14/14), 1.02 KiB | 0 bytes/s, done.</text:p>
      <text:p text:style-name="P8">Total 14 (delta 2), reused 0 (delta 0)</text:p>
      <text:p text:style-name="P8">To https://github.com/sachinvinsol/gitexercise2.git</text:p>
      <text:p text:style-name="P8"><text:s text:c="3"/>867ffb8..ca1bba0 <text:s/>master -&gt; master</text:p>
      <text:p text:style-name="P8">Branch master set up to track remote branch master from s-remote.</text:p>
      <text:p text:style-name="P8">hp-15-0@hp150-HP-15-Notebook-PC:~/Desktop/gitexercise2$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0:17:45.600460828</meta:creation-date>
    <meta:editing-duration>PT7M41S</meta:editing-duration>
    <meta:editing-cycles>2</meta:editing-cycles>
    <meta:generator>LibreOffice/4.4.2.2$Linux_X86_64 LibreOffice_project/40m0$Build-2</meta:generator>
    <dc:date>2015-07-06T00:55:38.414424584</dc:date>
    <meta:document-statistic meta:table-count="0" meta:image-count="0" meta:object-count="0" meta:page-count="3" meta:paragraph-count="97" meta:word-count="565" meta:character-count="5639" meta:non-whitespace-character-count="5140"/>
  </office:meta>
</office:document-meta>
</file>